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55d" officeooo:paragraph-rsid="0011e55d"/>
    </style:style>
    <style:style style:name="P2" style:family="paragraph" style:parent-style-name="Standard">
      <style:text-properties officeooo:rsid="0011e55d" officeooo:paragraph-rsid="0015da49"/>
    </style:style>
    <style:style style:name="P3" style:family="paragraph" style:parent-style-name="Standard">
      <style:text-properties officeooo:rsid="0015da49" officeooo:paragraph-rsid="00177078"/>
    </style:style>
    <style:style style:name="P4" style:family="paragraph" style:parent-style-name="Standard">
      <style:text-properties officeooo:rsid="0015da49" officeooo:paragraph-rsid="00399470"/>
    </style:style>
    <style:style style:name="P5" style:family="paragraph" style:parent-style-name="Standard">
      <style:text-properties officeooo:rsid="00177078" officeooo:paragraph-rsid="00177078"/>
    </style:style>
    <style:style style:name="P6" style:family="paragraph" style:parent-style-name="Standard">
      <style:text-properties officeooo:rsid="00177078" officeooo:paragraph-rsid="00312029"/>
    </style:style>
    <style:style style:name="P7" style:family="paragraph" style:parent-style-name="Standard">
      <style:text-properties officeooo:rsid="00194965" officeooo:paragraph-rsid="00194965"/>
    </style:style>
    <style:style style:name="P8" style:family="paragraph" style:parent-style-name="Standard">
      <style:text-properties officeooo:rsid="001bb859" officeooo:paragraph-rsid="001bb859"/>
    </style:style>
    <style:style style:name="P9" style:family="paragraph" style:parent-style-name="Standard">
      <style:text-properties officeooo:rsid="001bb859" officeooo:paragraph-rsid="00211a08"/>
    </style:style>
    <style:style style:name="P10" style:family="paragraph" style:parent-style-name="Standard">
      <style:text-properties officeooo:rsid="001bb859" officeooo:paragraph-rsid="00399470"/>
    </style:style>
    <style:style style:name="P11" style:family="paragraph" style:parent-style-name="Standard">
      <style:text-properties officeooo:rsid="001d374f" officeooo:paragraph-rsid="001d374f"/>
    </style:style>
    <style:style style:name="P12" style:family="paragraph" style:parent-style-name="Standard">
      <style:text-properties officeooo:rsid="00289154" officeooo:paragraph-rsid="00289154"/>
    </style:style>
    <style:style style:name="P13" style:family="paragraph" style:parent-style-name="Standard">
      <style:text-properties officeooo:rsid="0028ccc5" officeooo:paragraph-rsid="0028ccc5"/>
    </style:style>
    <style:style style:name="P14" style:family="paragraph" style:parent-style-name="Standard">
      <style:text-properties officeooo:rsid="00312029" officeooo:paragraph-rsid="00312029"/>
    </style:style>
    <style:style style:name="P15" style:family="paragraph" style:parent-style-name="Standard">
      <style:text-properties officeooo:rsid="002959b9" officeooo:paragraph-rsid="002959b9"/>
    </style:style>
    <style:style style:name="P16" style:family="paragraph" style:parent-style-name="Standard">
      <style:text-properties officeooo:rsid="00321882" officeooo:paragraph-rsid="00321882"/>
    </style:style>
    <style:style style:name="P17" style:family="paragraph" style:parent-style-name="Standard">
      <style:text-properties officeooo:rsid="00332d97" officeooo:paragraph-rsid="00332d97"/>
    </style:style>
    <style:style style:name="P18" style:family="paragraph" style:parent-style-name="Standard">
      <style:text-properties fo:font-weight="bold" officeooo:rsid="00321882" officeooo:paragraph-rsid="00321882" style:font-weight-asian="bold" style:font-weight-complex="bold"/>
    </style:style>
    <style:style style:name="P19" style:family="paragraph" style:parent-style-name="Standard">
      <style:text-properties fo:font-weight="bold" officeooo:rsid="00348fec" officeooo:paragraph-rsid="00348fec" style:font-weight-asian="bold" style:font-weight-complex="bold"/>
    </style:style>
    <style:style style:name="P20" style:family="paragraph" style:parent-style-name="Standard">
      <style:text-properties officeooo:rsid="00348fec" officeooo:paragraph-rsid="00348fec"/>
    </style:style>
    <style:style style:name="P21" style:family="paragraph" style:parent-style-name="Standard">
      <style:text-properties officeooo:rsid="001d374f" officeooo:paragraph-rsid="003c2fcf"/>
    </style:style>
    <style:style style:name="P22" style:family="paragraph" style:parent-style-name="Standard">
      <style:text-properties fo:font-weight="bold" officeooo:rsid="003546a7" officeooo:paragraph-rsid="001d374f" style:font-weight-asian="bold" style:font-weight-complex="bold"/>
    </style:style>
    <style:style style:name="T1" style:family="text">
      <style:text-properties officeooo:rsid="0014e0c2"/>
    </style:style>
    <style:style style:name="T2" style:family="text">
      <style:text-properties officeooo:rsid="00177078"/>
    </style:style>
    <style:style style:name="T3" style:family="text">
      <style:text-properties officeooo:rsid="001d374f"/>
    </style:style>
    <style:style style:name="T4" style:family="text">
      <style:text-properties officeooo:rsid="00272596"/>
    </style:style>
    <style:style style:name="T5" style:family="text">
      <style:text-properties officeooo:rsid="002bbb25"/>
    </style:style>
    <style:style style:name="T6" style:family="text">
      <style:text-properties officeooo:rsid="003120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REATE TABLE MEMBERS (</text:p>
      <text:p text:style-name="P2">id int <text:span text:style-name="T2">unsigned </text:span>NOT NULL<text:span text:style-name="T1"> </text:span>AUTO_INCREMENT <text:span text:style-name="T1">UNIQUE PRIMARY KEY</text:span>,</text:p>
      <text:p text:style-name="P1"><text:span text:style-name="T4">login</text:span> varchar(255) NOT NULL <text:span text:style-name="T1">UNIQUE</text:span>,</text:p>
      <text:p text:style-name="P1">password varchar(255) NOT NULL,</text:p>
      <text:p text:style-name="P1">admin boolean DEFAULT false,</text:p>
      <text:p text:style-name="P1">ban <text:span text:style-name="T6">timestamp</text:span> <text:span text:style-name="T5">DEFAULT NULL</text:span></text:p>
      <text:p text:style-name="P1">);</text:p>
      <text:p text:style-name="P1"/>
      <text:p text:style-name="P1"/>
      <text:p text:style-name="P4">CREATE TABLE PRODUCTS (</text:p>
      <text:p text:style-name="P3">id_p int <text:span text:style-name="T2">unsigned</text:span> NOT NULL,</text:p>
      <text:p text:style-name="P5">version int unsigned NOT NULL,</text:p>
      <text:p text:style-name="P5">wording varchar(255) NOT NULL,</text:p>
      <text:p text:style-name="P5">pseudo varchar(255),</text:p>
      <text:p text:style-name="P6">creationDate <text:span text:style-name="T6">timestamp</text:span> NOT NULL,</text:p>
      <text:p text:style-name="P6">deletionDate <text:span text:style-name="T6">timestamp DEFAULT NULL</text:span>,</text:p>
      <text:p text:style-name="P5">CONSTRAINT PK_products PRIMARY KEY (id_p, version),</text:p>
      <text:p text:style-name="P7">CONSTRAINT FK_pseudo FOREIGN KEY (pseudo) REFERENCES MEMBERS (<text:span text:style-name="T4">login</text:span>)</text:p>
      <text:p text:style-name="P7">);</text:p>
      <text:p text:style-name="P5"/>
      <text:p text:style-name="P5"/>
      <text:p text:style-name="P10">CREATE TABLE COMPONENT<text:span text:style-name="T3">S</text:span> (</text:p>
      <text:p text:style-name="P9">id_c int unsigned NOT NULL AUTO_INCREMENT UNIQUE<text:span text:style-name="T3"> PRIMARY KEY</text:span>,</text:p>
      <text:p text:style-name="P8">id_p int unsigned,</text:p>
      <text:p text:style-name="P8">version int unsigned,</text:p>
      <text:p text:style-name="P8">name varchar(255) NOT NULL,</text:p>
      <text:p text:style-name="P8">quantity float<text:span text:style-name="T3">(5,2) NOT NULL,</text:span></text:p>
      <text:p text:style-name="P14">deletionVersion int unsigned DEFAULT NULL,</text:p>
      <text:p text:style-name="P21">CONSTRAINT FK_id_p_version FOREIGN KEY (id_p, version) REFERENCES PRODUCTS (id_p, version) ON DELETE CASCADE</text:p>
      <text:p text:style-name="P11">);</text:p>
      <text:p text:style-name="P1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09:27.918000000</meta:creation-date>
    <dc:date>2018-10-04T17:21:49.967000000</dc:date>
    <meta:editing-duration>PT2H22M34S</meta:editing-duration>
    <meta:editing-cycles>40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26" meta:word-count="120" meta:character-count="855" meta:non-whitespace-character-count="761"/>
  </office:meta>
</office:document-meta>
</file>